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f9baa" officeooo:paragraph-rsid="001f9baa"/>
    </style:style>
    <style:style style:name="P2" style:family="paragraph" style:parent-style-name="Standard">
      <style:text-properties officeooo:rsid="001ff6e1" officeooo:paragraph-rsid="001ff6e1"/>
    </style:style>
    <style:style style:name="P3" style:family="paragraph" style:parent-style-name="Standard">
      <style:text-properties officeooo:rsid="00237c24" officeooo:paragraph-rsid="00237c24"/>
    </style:style>
    <style:style style:name="P4" style:family="paragraph" style:parent-style-name="Standard">
      <style:text-properties officeooo:rsid="00244c18" officeooo:paragraph-rsid="00244c18"/>
    </style:style>
    <style:style style:name="P5" style:family="paragraph" style:parent-style-name="Standard">
      <style:text-properties fo:font-weight="bold" officeooo:rsid="00253929" officeooo:paragraph-rsid="00253929" style:font-weight-asian="bold" style:font-weight-complex="bold"/>
    </style:style>
    <style:style style:name="P6" style:family="paragraph" style:parent-style-name="Standard">
      <style:text-properties fo:font-weight="bold" officeooo:rsid="00271d7e" officeooo:paragraph-rsid="00271d7e" style:font-weight-asian="bold" style:font-weight-complex="bold"/>
    </style:style>
    <style:style style:name="P7" style:family="paragraph" style:parent-style-name="Standard">
      <style:text-properties fo:font-weight="bold" officeooo:rsid="002d7f71" officeooo:paragraph-rsid="002d7f71" style:font-weight-asian="bold" style:font-weight-complex="bold"/>
    </style:style>
    <style:style style:name="P8" style:family="paragraph" style:parent-style-name="Standard">
      <style:text-properties fo:font-weight="bold" officeooo:rsid="0030de8a" officeooo:paragraph-rsid="0030de8a" style:font-weight-asian="bold" style:font-weight-complex="bold"/>
    </style:style>
    <style:style style:name="P9" style:family="paragraph" style:parent-style-name="Standard">
      <style:text-properties fo:font-weight="bold" officeooo:rsid="0030de8a" officeooo:paragraph-rsid="00338497" style:font-weight-asian="bold" style:font-weight-complex="bold"/>
    </style:style>
    <style:style style:name="P10" style:family="paragraph" style:parent-style-name="Standard">
      <style:text-properties fo:font-weight="bold" officeooo:rsid="0030de8a" officeooo:paragraph-rsid="003511b4" style:font-weight-asian="bold" style:font-weight-complex="bold"/>
    </style:style>
    <style:style style:name="P11" style:family="paragraph" style:parent-style-name="Standard">
      <style:text-properties fo:font-weight="bold" officeooo:rsid="0030de8a" officeooo:paragraph-rsid="0035a1d4" style:font-weight-asian="bold" style:font-weight-complex="bold"/>
    </style:style>
    <style:style style:name="P12" style:family="paragraph" style:parent-style-name="Standard">
      <style:text-properties fo:font-weight="bold" officeooo:rsid="0030de8a" officeooo:paragraph-rsid="0036c60e" style:font-weight-asian="bold" style:font-weight-complex="bold"/>
    </style:style>
    <style:style style:name="P13" style:family="paragraph" style:parent-style-name="Standard">
      <style:text-properties fo:font-weight="bold" officeooo:rsid="0030de8a" officeooo:paragraph-rsid="0036ff3b" style:font-weight-asian="bold" style:font-weight-complex="bold"/>
    </style:style>
    <style:style style:name="P14" style:family="paragraph" style:parent-style-name="Standard">
      <style:text-properties fo:font-weight="bold" officeooo:rsid="0030de8a" officeooo:paragraph-rsid="005f3b6a" style:font-weight-asian="bold" style:font-weight-complex="bold"/>
    </style:style>
    <style:style style:name="P15" style:family="paragraph" style:parent-style-name="Standard">
      <style:text-properties fo:font-weight="bold" officeooo:rsid="00338497" officeooo:paragraph-rsid="00338497" style:font-weight-asian="bold" style:font-weight-complex="bold"/>
    </style:style>
    <style:style style:name="P16" style:family="paragraph" style:parent-style-name="Standard">
      <style:text-properties fo:font-weight="bold" officeooo:rsid="00338497" officeooo:paragraph-rsid="0035a1d4" style:font-weight-asian="bold" style:font-weight-complex="bold"/>
    </style:style>
    <style:style style:name="P17" style:family="paragraph" style:parent-style-name="Standard">
      <style:text-properties fo:font-weight="bold" officeooo:rsid="00338497" officeooo:paragraph-rsid="0036c60e" style:font-weight-asian="bold" style:font-weight-complex="bold"/>
    </style:style>
    <style:style style:name="P18" style:family="paragraph" style:parent-style-name="Standard">
      <style:text-properties fo:font-weight="bold" officeooo:rsid="00338497" officeooo:paragraph-rsid="0036ff3b" style:font-weight-asian="bold" style:font-weight-complex="bold"/>
    </style:style>
    <style:style style:name="P19" style:family="paragraph" style:parent-style-name="Standard">
      <style:text-properties fo:font-weight="bold" officeooo:rsid="00338497" officeooo:paragraph-rsid="0037adc2" style:font-weight-asian="bold" style:font-weight-complex="bold"/>
    </style:style>
    <style:style style:name="P20" style:family="paragraph" style:parent-style-name="Standard">
      <style:text-properties fo:font-weight="bold" officeooo:rsid="00338497" officeooo:paragraph-rsid="0037f353" style:font-weight-asian="bold" style:font-weight-complex="bold"/>
    </style:style>
    <style:style style:name="P21" style:family="paragraph" style:parent-style-name="Standard">
      <style:text-properties fo:font-weight="bold" officeooo:rsid="00338497" officeooo:paragraph-rsid="005f3b6a" style:font-weight-asian="bold" style:font-weight-complex="bold"/>
    </style:style>
    <style:style style:name="P22" style:family="paragraph" style:parent-style-name="Standard">
      <style:text-properties fo:font-weight="bold" officeooo:rsid="003511b4" officeooo:paragraph-rsid="003511b4" style:font-weight-asian="bold" style:font-weight-complex="bold"/>
    </style:style>
    <style:style style:name="P23" style:family="paragraph" style:parent-style-name="Standard">
      <style:text-properties fo:font-weight="bold" officeooo:rsid="003511b4" officeooo:paragraph-rsid="0036c60e" style:font-weight-asian="bold" style:font-weight-complex="bold"/>
    </style:style>
    <style:style style:name="P24" style:family="paragraph" style:parent-style-name="Standard">
      <style:text-properties fo:font-weight="bold" officeooo:rsid="002f52b3" officeooo:paragraph-rsid="0030de8a" style:font-weight-asian="bold" style:font-weight-complex="bold"/>
    </style:style>
    <style:style style:name="P25" style:family="paragraph" style:parent-style-name="Standard">
      <style:text-properties fo:font-weight="bold" officeooo:rsid="003b4512" officeooo:paragraph-rsid="003b4512" style:font-weight-asian="bold" style:font-weight-complex="bold"/>
    </style:style>
    <style:style style:name="P26" style:family="paragraph" style:parent-style-name="Standard">
      <style:text-properties fo:font-weight="bold" officeooo:rsid="0040184d" officeooo:paragraph-rsid="0040184d" style:font-weight-asian="bold" style:font-weight-complex="bold"/>
    </style:style>
    <style:style style:name="P27" style:family="paragraph" style:parent-style-name="Standard">
      <style:text-properties fo:font-weight="bold" officeooo:rsid="0060555f" officeooo:paragraph-rsid="0060555f" style:font-weight-asian="bold" style:font-weight-complex="bold"/>
    </style:style>
    <style:style style:name="P28" style:family="paragraph" style:parent-style-name="Standard">
      <style:text-properties fo:font-weight="bold" officeooo:rsid="0063c1bc" officeooo:paragraph-rsid="0063c1bc" style:font-weight-asian="bold" style:font-weight-complex="bold"/>
    </style:style>
    <style:style style:name="P29" style:family="paragraph" style:parent-style-name="Standard">
      <style:text-properties fo:font-weight="bold" officeooo:rsid="006a5560" officeooo:paragraph-rsid="0066c0bb" style:font-weight-asian="bold" style:font-weight-complex="bold"/>
    </style:style>
    <style:style style:name="P30" style:family="paragraph" style:parent-style-name="Standard">
      <style:text-properties fo:font-weight="bold" officeooo:rsid="006dfd69" officeooo:paragraph-rsid="006dfd69" style:font-weight-asian="bold" style:font-weight-complex="bold"/>
    </style:style>
    <style:style style:name="P31" style:family="paragraph" style:parent-style-name="Standard">
      <style:text-properties fo:font-weight="bold" officeooo:rsid="00895a9f" officeooo:paragraph-rsid="00895a9f" style:font-weight-asian="bold" style:font-weight-complex="bold"/>
    </style:style>
    <style:style style:name="P32" style:family="paragraph" style:parent-style-name="Standard">
      <style:text-properties fo:font-weight="normal" officeooo:rsid="00253929" officeooo:paragraph-rsid="00253929" style:font-weight-asian="normal" style:font-weight-complex="normal"/>
    </style:style>
    <style:style style:name="P33" style:family="paragraph" style:parent-style-name="Standard">
      <style:text-properties fo:font-weight="normal" officeooo:rsid="00271d7e" officeooo:paragraph-rsid="00271d7e" style:font-weight-asian="normal" style:font-weight-complex="normal"/>
    </style:style>
    <style:style style:name="P34" style:family="paragraph" style:parent-style-name="Standard">
      <style:text-properties fo:font-weight="normal" officeooo:rsid="00299774" officeooo:paragraph-rsid="00271d7e" style:font-weight-asian="normal" style:font-weight-complex="normal"/>
    </style:style>
    <style:style style:name="P35" style:family="paragraph" style:parent-style-name="Standard">
      <style:text-properties fo:font-weight="normal" officeooo:rsid="002d7f71" officeooo:paragraph-rsid="002d7f71" style:font-weight-asian="normal" style:font-weight-complex="normal"/>
    </style:style>
    <style:style style:name="P36" style:family="paragraph" style:parent-style-name="Standard">
      <style:text-properties fo:font-weight="normal" officeooo:rsid="0030de8a" officeooo:paragraph-rsid="0030de8a" style:font-weight-asian="normal" style:font-weight-complex="normal"/>
    </style:style>
    <style:style style:name="P37" style:family="paragraph" style:parent-style-name="Standard">
      <style:text-properties fo:font-weight="normal" officeooo:rsid="0030de8a" officeooo:paragraph-rsid="005f3b6a" style:font-weight-asian="normal" style:font-weight-complex="normal"/>
    </style:style>
    <style:style style:name="P38" style:family="paragraph" style:parent-style-name="Standard">
      <style:text-properties fo:font-weight="normal" officeooo:rsid="00318323" officeooo:paragraph-rsid="00318323" style:font-weight-asian="normal" style:font-weight-complex="normal"/>
    </style:style>
    <style:style style:name="P39" style:family="paragraph" style:parent-style-name="Standard">
      <style:text-properties fo:font-weight="normal" officeooo:rsid="00318323" officeooo:paragraph-rsid="003511b4" style:font-weight-asian="normal" style:font-weight-complex="normal"/>
    </style:style>
    <style:style style:name="P40" style:family="paragraph" style:parent-style-name="Standard">
      <style:text-properties fo:font-weight="normal" officeooo:rsid="00318323" officeooo:paragraph-rsid="0035a1d4" style:font-weight-asian="normal" style:font-weight-complex="normal"/>
    </style:style>
    <style:style style:name="P41" style:family="paragraph" style:parent-style-name="Standard">
      <style:text-properties fo:font-weight="normal" officeooo:rsid="00338497" officeooo:paragraph-rsid="00338497" style:font-weight-asian="normal" style:font-weight-complex="normal"/>
    </style:style>
    <style:style style:name="P42" style:family="paragraph" style:parent-style-name="Standard">
      <style:text-properties fo:font-weight="normal" officeooo:rsid="00338497" officeooo:paragraph-rsid="003511b4" style:font-weight-asian="normal" style:font-weight-complex="normal"/>
    </style:style>
    <style:style style:name="P43" style:family="paragraph" style:parent-style-name="Standard">
      <style:text-properties fo:font-weight="normal" officeooo:rsid="00338497" officeooo:paragraph-rsid="0035a1d4" style:font-weight-asian="normal" style:font-weight-complex="normal"/>
    </style:style>
    <style:style style:name="P44" style:family="paragraph" style:parent-style-name="Standard">
      <style:text-properties fo:font-weight="normal" officeooo:rsid="00338497" officeooo:paragraph-rsid="0036c60e" style:font-weight-asian="normal" style:font-weight-complex="normal"/>
    </style:style>
    <style:style style:name="P45" style:family="paragraph" style:parent-style-name="Standard">
      <style:text-properties fo:font-weight="normal" officeooo:rsid="00338497" officeooo:paragraph-rsid="0036ff3b" style:font-weight-asian="normal" style:font-weight-complex="normal"/>
    </style:style>
    <style:style style:name="P46" style:family="paragraph" style:parent-style-name="Standard">
      <style:text-properties fo:font-weight="normal" officeooo:rsid="00338497" officeooo:paragraph-rsid="005f3b6a" style:font-weight-asian="normal" style:font-weight-complex="normal"/>
    </style:style>
    <style:style style:name="P47" style:family="paragraph" style:parent-style-name="Standard">
      <style:text-properties fo:font-weight="normal" officeooo:rsid="003511b4" officeooo:paragraph-rsid="003511b4" style:font-weight-asian="normal" style:font-weight-complex="normal"/>
    </style:style>
    <style:style style:name="P48" style:family="paragraph" style:parent-style-name="Standard">
      <style:text-properties fo:font-weight="normal" officeooo:rsid="003511b4" officeooo:paragraph-rsid="0035a1d4" style:font-weight-asian="normal" style:font-weight-complex="normal"/>
    </style:style>
    <style:style style:name="P49" style:family="paragraph" style:parent-style-name="Standard">
      <style:text-properties fo:font-weight="normal" officeooo:rsid="0035a1d4" officeooo:paragraph-rsid="0035a1d4" style:font-weight-asian="normal" style:font-weight-complex="normal"/>
    </style:style>
    <style:style style:name="P50" style:family="paragraph" style:parent-style-name="Standard">
      <style:text-properties fo:font-weight="normal" officeooo:rsid="0036ff3b" officeooo:paragraph-rsid="0036ff3b" style:font-weight-asian="normal" style:font-weight-complex="normal"/>
    </style:style>
    <style:style style:name="P51" style:family="paragraph" style:parent-style-name="Standard">
      <style:text-properties fo:font-weight="normal" officeooo:rsid="0036ff3b" officeooo:paragraph-rsid="0037f353" style:font-weight-asian="normal" style:font-weight-complex="normal"/>
    </style:style>
    <style:style style:name="P52" style:family="paragraph" style:parent-style-name="Standard">
      <style:text-properties fo:font-weight="normal" officeooo:rsid="0037adc2" officeooo:paragraph-rsid="0037adc2" style:font-weight-asian="normal" style:font-weight-complex="normal"/>
    </style:style>
    <style:style style:name="P53" style:family="paragraph" style:parent-style-name="Standard">
      <style:text-properties fo:font-weight="normal" officeooo:rsid="0037f353" officeooo:paragraph-rsid="0037f353" style:font-weight-asian="normal" style:font-weight-complex="normal"/>
    </style:style>
    <style:style style:name="P54" style:family="paragraph" style:parent-style-name="Standard">
      <style:text-properties fo:font-weight="normal" officeooo:rsid="002f52b3" officeooo:paragraph-rsid="002d7f71" style:font-weight-asian="normal" style:font-weight-complex="normal"/>
    </style:style>
    <style:style style:name="P55" style:family="paragraph" style:parent-style-name="Standard">
      <style:text-properties fo:font-weight="normal" officeooo:rsid="002f52b3" officeooo:paragraph-rsid="0030de8a" style:font-weight-asian="normal" style:font-weight-complex="normal"/>
    </style:style>
    <style:style style:name="P56" style:family="paragraph" style:parent-style-name="Standard">
      <style:text-properties fo:font-weight="normal" officeooo:rsid="003b4512" officeooo:paragraph-rsid="003b4512" style:font-weight-asian="normal" style:font-weight-complex="normal"/>
    </style:style>
    <style:style style:name="P57" style:family="paragraph" style:parent-style-name="Standard">
      <style:text-properties fo:font-weight="normal" officeooo:rsid="003df246" officeooo:paragraph-rsid="003df246" style:font-weight-asian="normal" style:font-weight-complex="normal"/>
    </style:style>
    <style:style style:name="P58" style:family="paragraph" style:parent-style-name="Standard">
      <style:text-properties fo:font-weight="normal" officeooo:rsid="0040184d" officeooo:paragraph-rsid="0040184d" style:font-weight-asian="normal" style:font-weight-complex="normal"/>
    </style:style>
    <style:style style:name="P59" style:family="paragraph" style:parent-style-name="Standard">
      <style:text-properties fo:font-weight="normal" officeooo:rsid="0040184d" officeooo:paragraph-rsid="004069a3" style:font-weight-asian="normal" style:font-weight-complex="normal"/>
    </style:style>
    <style:style style:name="P60" style:family="paragraph" style:parent-style-name="Standard">
      <style:text-properties fo:font-weight="normal" officeooo:rsid="004069a3" officeooo:paragraph-rsid="004069a3" style:font-weight-asian="normal" style:font-weight-complex="normal"/>
    </style:style>
    <style:style style:name="P61" style:family="paragraph" style:parent-style-name="Standard">
      <style:text-properties fo:font-weight="normal" officeooo:rsid="0041ea9d" officeooo:paragraph-rsid="0041ea9d" style:font-weight-asian="normal" style:font-weight-complex="normal"/>
    </style:style>
    <style:style style:name="P62" style:family="paragraph" style:parent-style-name="Standard">
      <style:text-properties fo:font-weight="normal" officeooo:rsid="004335f7" officeooo:paragraph-rsid="004335f7" style:font-weight-asian="normal" style:font-weight-complex="normal"/>
    </style:style>
    <style:style style:name="P63" style:family="paragraph" style:parent-style-name="Standard">
      <style:text-properties fo:font-weight="normal" officeooo:rsid="004c9cf2" officeooo:paragraph-rsid="004c9cf2" style:font-weight-asian="normal" style:font-weight-complex="normal"/>
    </style:style>
    <style:style style:name="P64" style:family="paragraph" style:parent-style-name="Standard">
      <style:text-properties fo:font-weight="normal" officeooo:rsid="004def28" officeooo:paragraph-rsid="004def28" style:font-weight-asian="normal" style:font-weight-complex="normal"/>
    </style:style>
    <style:style style:name="P65" style:family="paragraph" style:parent-style-name="Standard">
      <style:text-properties fo:font-weight="normal" officeooo:rsid="004e7730" officeooo:paragraph-rsid="004e7730" style:font-weight-asian="normal" style:font-weight-complex="normal"/>
    </style:style>
    <style:style style:name="P66" style:family="paragraph" style:parent-style-name="Standard">
      <style:text-properties fo:font-weight="normal" officeooo:rsid="00505583" officeooo:paragraph-rsid="00505583" style:font-weight-asian="normal" style:font-weight-complex="normal"/>
    </style:style>
    <style:style style:name="P67" style:family="paragraph" style:parent-style-name="Standard">
      <style:text-properties fo:font-weight="normal" officeooo:rsid="00511b2b" officeooo:paragraph-rsid="00511b2b" style:font-weight-asian="normal" style:font-weight-complex="normal"/>
    </style:style>
    <style:style style:name="P68" style:family="paragraph" style:parent-style-name="Standard">
      <style:text-properties fo:font-weight="normal" officeooo:rsid="00511b2b" officeooo:paragraph-rsid="0053852d" style:font-weight-asian="normal" style:font-weight-complex="normal"/>
    </style:style>
    <style:style style:name="P69" style:family="paragraph" style:parent-style-name="Standard">
      <style:text-properties fo:font-weight="normal" officeooo:rsid="0052dc3f" officeooo:paragraph-rsid="0052dc3f" style:font-weight-asian="normal" style:font-weight-complex="normal"/>
    </style:style>
    <style:style style:name="P70" style:family="paragraph" style:parent-style-name="Standard">
      <style:text-properties fo:font-weight="normal" officeooo:rsid="0053852d" officeooo:paragraph-rsid="0053852d" style:font-weight-asian="normal" style:font-weight-complex="normal"/>
    </style:style>
    <style:style style:name="P71" style:family="paragraph" style:parent-style-name="Standard">
      <style:text-properties fo:font-weight="normal" officeooo:rsid="00574a74" officeooo:paragraph-rsid="00574a74" style:font-weight-asian="normal" style:font-weight-complex="normal"/>
    </style:style>
    <style:style style:name="P72" style:family="paragraph" style:parent-style-name="Standard">
      <style:text-properties fo:font-weight="normal" officeooo:rsid="00574a74" officeooo:paragraph-rsid="0058cfbd" style:font-weight-asian="normal" style:font-weight-complex="normal"/>
    </style:style>
    <style:style style:name="P73" style:family="paragraph" style:parent-style-name="Standard">
      <style:text-properties fo:font-weight="normal" officeooo:rsid="005ca1b3" officeooo:paragraph-rsid="005ca1b3" style:font-weight-asian="normal" style:font-weight-complex="normal"/>
    </style:style>
    <style:style style:name="P74" style:family="paragraph" style:parent-style-name="Standard">
      <style:text-properties fo:font-weight="normal" officeooo:rsid="0060555f" officeooo:paragraph-rsid="0060555f" style:font-weight-asian="normal" style:font-weight-complex="normal"/>
    </style:style>
    <style:style style:name="P75" style:family="paragraph" style:parent-style-name="Standard">
      <style:text-properties fo:font-weight="normal" officeooo:rsid="0060a871" officeooo:paragraph-rsid="0060a871" style:font-weight-asian="normal" style:font-weight-complex="normal"/>
    </style:style>
    <style:style style:name="P76" style:family="paragraph" style:parent-style-name="Standard">
      <style:text-properties fo:font-weight="normal" officeooo:rsid="0063c1bc" officeooo:paragraph-rsid="0063c1bc" style:font-weight-asian="normal" style:font-weight-complex="normal"/>
    </style:style>
    <style:style style:name="P77" style:family="paragraph" style:parent-style-name="Standard">
      <style:text-properties fo:font-weight="normal" officeooo:rsid="0065f0af" officeooo:paragraph-rsid="0065f0af" style:font-weight-asian="normal" style:font-weight-complex="normal"/>
    </style:style>
    <style:style style:name="P78" style:family="paragraph" style:parent-style-name="Standard">
      <style:text-properties fo:font-weight="normal" officeooo:rsid="0066c0bb" officeooo:paragraph-rsid="0066c0bb" style:font-weight-asian="normal" style:font-weight-complex="normal"/>
    </style:style>
    <style:style style:name="P79" style:family="paragraph" style:parent-style-name="Standard">
      <style:text-properties fo:font-weight="normal" officeooo:rsid="006a5560" officeooo:paragraph-rsid="0066c0bb" style:font-weight-asian="normal" style:font-weight-complex="normal"/>
    </style:style>
    <style:style style:name="P80" style:family="paragraph" style:parent-style-name="Standard">
      <style:text-properties fo:font-weight="normal" officeooo:rsid="006a5560" officeooo:paragraph-rsid="006bf63b" style:font-weight-asian="normal" style:font-weight-complex="normal"/>
    </style:style>
    <style:style style:name="P81" style:family="paragraph" style:parent-style-name="Standard">
      <style:text-properties fo:font-weight="normal" officeooo:rsid="006a5560" officeooo:paragraph-rsid="007cb3a7" style:font-weight-asian="normal" style:font-weight-complex="normal"/>
    </style:style>
    <style:style style:name="P82" style:family="paragraph" style:parent-style-name="Standard">
      <style:text-properties fo:font-weight="normal" officeooo:rsid="006a5560" officeooo:paragraph-rsid="007d59c7" style:font-weight-asian="normal" style:font-weight-complex="normal"/>
    </style:style>
    <style:style style:name="P83" style:family="paragraph" style:parent-style-name="Standard">
      <style:text-properties fo:font-weight="normal" officeooo:rsid="006dfd69" officeooo:paragraph-rsid="006dfd69" style:font-weight-asian="normal" style:font-weight-complex="normal"/>
    </style:style>
    <style:style style:name="P84" style:family="paragraph" style:parent-style-name="Standard">
      <style:text-properties fo:font-weight="normal" officeooo:rsid="006dfd69" officeooo:paragraph-rsid="006efc95" style:font-weight-asian="normal" style:font-weight-complex="normal"/>
    </style:style>
    <style:style style:name="P85" style:family="paragraph" style:parent-style-name="Standard">
      <style:text-properties fo:font-weight="normal" officeooo:rsid="006dfd69" officeooo:paragraph-rsid="007ac3e8" style:font-weight-asian="normal" style:font-weight-complex="normal"/>
    </style:style>
    <style:style style:name="P86" style:family="paragraph" style:parent-style-name="Standard">
      <style:text-properties fo:font-weight="normal" officeooo:rsid="0079c790" officeooo:paragraph-rsid="0079c790" style:font-weight-asian="normal" style:font-weight-complex="normal"/>
    </style:style>
    <style:style style:name="P87" style:family="paragraph" style:parent-style-name="Standard">
      <style:text-properties fo:font-weight="normal" officeooo:rsid="007ac3e8" officeooo:paragraph-rsid="007ac3e8" style:font-weight-asian="normal" style:font-weight-complex="normal"/>
    </style:style>
    <style:style style:name="P88" style:family="paragraph" style:parent-style-name="Standard">
      <style:text-properties fo:font-weight="normal" officeooo:rsid="007efb0a" officeooo:paragraph-rsid="007efb0a" style:font-weight-asian="normal" style:font-weight-complex="normal"/>
    </style:style>
    <style:style style:name="P89" style:family="paragraph" style:parent-style-name="Standard">
      <style:text-properties fo:font-style="italic" fo:font-weight="normal" officeooo:rsid="007efb0a" officeooo:paragraph-rsid="0085072b" style:font-style-asian="italic" style:font-weight-asian="normal" style:font-style-complex="italic" style:font-weight-complex="normal"/>
    </style:style>
    <style:style style:name="P90" style:family="paragraph" style:parent-style-name="Standard">
      <style:text-properties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91" style:family="paragraph" style:parent-style-name="Standard">
      <style:text-properties fo:font-style="italic" fo:font-weight="normal" officeooo:rsid="008c8357" officeooo:paragraph-rsid="008c8357" style:font-style-asian="italic" style:font-weight-asian="normal" style:font-style-complex="italic" style:font-weight-complex="normal"/>
    </style:style>
    <style:style style:name="P92" style:family="paragraph" style:parent-style-name="Standard">
      <style:text-properties fo:font-style="normal" fo:font-weight="normal" officeooo:rsid="007efb0a" officeooo:paragraph-rsid="007efb0a" style:font-style-asian="normal" style:font-weight-asian="normal" style:font-style-complex="normal" style:font-weight-complex="normal"/>
    </style:style>
    <style:style style:name="P93" style:family="paragraph" style:parent-style-name="Standard">
      <style:text-properties fo:font-style="normal" fo:font-weight="normal" officeooo:rsid="007efb0a" officeooo:paragraph-rsid="0085072b" style:font-style-asian="normal" style:font-weight-asian="normal" style:font-style-complex="normal" style:font-weight-complex="normal"/>
    </style:style>
    <style:style style:name="P94" style:family="paragraph" style:parent-style-name="Standard">
      <style:text-properties fo:font-style="normal" fo:font-weight="normal" officeooo:rsid="007efb0a" officeooo:paragraph-rsid="008aa1f1" style:font-style-asian="normal" style:font-weight-asian="normal" style:font-style-complex="normal" style:font-weight-complex="normal"/>
    </style:style>
    <style:style style:name="P95" style:family="paragraph" style:parent-style-name="Standard">
      <style:text-properties fo:font-style="normal" fo:font-weight="normal" officeooo:rsid="007efb0a" officeooo:paragraph-rsid="0093413f" style:font-style-asian="normal" style:font-weight-asian="normal" style:font-style-complex="normal" style:font-weight-complex="normal"/>
    </style:style>
    <style:style style:name="P96" style:family="paragraph" style:parent-style-name="Standard">
      <style:text-properties fo:font-style="normal" fo:font-weight="normal" officeooo:rsid="007efb0a" officeooo:paragraph-rsid="00938fad" style:font-style-asian="normal" style:font-weight-asian="normal" style:font-style-complex="normal" style:font-weight-complex="normal"/>
    </style:style>
    <style:style style:name="P97" style:family="paragraph" style:parent-style-name="Standard">
      <style:text-properties fo:font-style="normal" fo:font-weight="normal" officeooo:rsid="008c8357" officeooo:paragraph-rsid="008c8357" style:font-style-asian="normal" style:font-weight-asian="normal" style:font-style-complex="normal" style:font-weight-complex="normal"/>
    </style:style>
    <style:style style:name="P98" style:family="paragraph" style:parent-style-name="Standard">
      <style:text-properties fo:font-style="normal" fo:font-weight="normal" officeooo:rsid="008c8357" officeooo:paragraph-rsid="00938fad" style:font-style-asian="normal" style:font-weight-asian="normal" style:font-style-complex="normal" style:font-weight-complex="normal"/>
    </style:style>
    <style:style style:name="P99" style:family="paragraph" style:parent-style-name="Standard">
      <style:text-properties fo:font-style="normal" fo:font-weight="normal" officeooo:rsid="008aa1f1" officeooo:paragraph-rsid="008aa1f1" style:font-style-asian="normal" style:font-weight-asian="normal" style:font-style-complex="normal" style:font-weight-complex="normal"/>
    </style:style>
    <style:style style:name="P100" style:family="paragraph" style:parent-style-name="Standard">
      <style:text-properties fo:font-style="normal" fo:font-weight="normal" officeooo:rsid="008aa1f1" officeooo:paragraph-rsid="00938fad" style:font-style-asian="normal" style:font-weight-asian="normal" style:font-style-complex="normal" style:font-weight-complex="normal"/>
    </style:style>
    <style:style style:name="P101" style:family="paragraph" style:parent-style-name="Standard">
      <style:text-properties fo:font-style="normal" fo:font-weight="normal" officeooo:rsid="00895a9f" officeooo:paragraph-rsid="00895a9f" style:font-style-asian="normal" style:font-weight-asian="normal" style:font-style-complex="normal" style:font-weight-complex="normal"/>
    </style:style>
    <style:style style:name="P102" style:family="paragraph" style:parent-style-name="Standard">
      <style:text-properties fo:font-style="normal" fo:font-weight="normal" officeooo:rsid="00970a20" officeooo:paragraph-rsid="00970a20" style:font-style-asian="normal" style:font-weight-asian="normal" style:font-style-complex="normal" style:font-weight-complex="normal"/>
    </style:style>
    <style:style style:name="P103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04" style:family="paragraph" style:parent-style-name="Standard">
      <style:text-properties fo:font-style="normal" fo:font-weight="bold" officeooo:rsid="008aa1f1" officeooo:paragraph-rsid="008aa1f1" style:font-style-asian="normal" style:font-weight-asian="bold" style:font-style-complex="normal" style:font-weight-complex="bold"/>
    </style:style>
    <style:style style:name="P105" style:family="paragraph" style:parent-style-name="Standard">
      <style:text-properties fo:font-style="normal" fo:font-weight="bold" officeooo:rsid="00996a5b" officeooo:paragraph-rsid="00996a5b" style:font-style-asian="normal" style:font-weight-asian="bold" style:font-style-complex="normal" style:font-weight-complex="bold"/>
    </style:style>
    <style:style style:name="P106" style:family="paragraph" style:parent-style-name="Standard">
      <style:text-properties fo:font-size="10pt" fo:font-style="italic" fo:font-weight="normal" officeooo:rsid="00895a9f" officeooo:paragraph-rsid="00895a9f" style:font-style-asian="italic" style:font-weight-asian="normal" style:font-style-complex="italic" style:font-weight-complex="normal"/>
    </style:style>
    <style:style style:name="P107" style:family="paragraph" style:parent-style-name="Standard">
      <style:text-properties fo:font-size="10pt" fo:font-style="italic" fo:font-weight="normal" officeooo:rsid="008aa1f1" officeooo:paragraph-rsid="008aa1f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break-before="page"/>
      <style:text-properties fo:font-weight="bold" officeooo:rsid="007efb0a" officeooo:paragraph-rsid="007efb0a" style:font-weight-asian="bold" style:font-weight-complex="bold"/>
    </style:style>
    <style:style style:name="P109" style:family="paragraph" style:parent-style-name="Standard">
      <style:text-properties fo:font-style="normal" fo:font-weight="normal" officeooo:rsid="00996a5b" officeooo:paragraph-rsid="00996a5b" style:font-style-asian="normal" style:font-weight-asian="normal" style:font-style-complex="normal" style:font-weight-complex="normal"/>
    </style:style>
    <style:style style:name="P110" style:family="paragraph" style:parent-style-name="Standard">
      <style:text-properties fo:font-style="normal" fo:font-weight="normal" officeooo:rsid="009c7fcb" officeooo:paragraph-rsid="009c7fcb" style:font-style-asian="normal" style:font-weight-asian="normal" style:font-style-complex="normal" style:font-weight-complex="normal"/>
    </style:style>
    <style:style style:name="T1" style:family="text">
      <style:text-properties officeooo:rsid="001fe9a7"/>
    </style:style>
    <style:style style:name="T2" style:family="text">
      <style:text-properties officeooo:rsid="0021e2a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7e87e" style:font-weight-asian="normal" style:font-weight-complex="normal"/>
    </style:style>
    <style:style style:name="T5" style:family="text">
      <style:text-properties fo:font-weight="normal" officeooo:rsid="00294988" style:font-weight-asian="normal" style:font-weight-complex="normal"/>
    </style:style>
    <style:style style:name="T6" style:family="text">
      <style:text-properties fo:font-weight="normal" officeooo:rsid="00299774" style:font-weight-asian="normal" style:font-weight-complex="normal"/>
    </style:style>
    <style:style style:name="T7" style:family="text">
      <style:text-properties fo:font-weight="normal" officeooo:rsid="002a023c" style:font-weight-asian="normal" style:font-weight-complex="normal"/>
    </style:style>
    <style:style style:name="T8" style:family="text">
      <style:text-properties fo:font-weight="normal" officeooo:rsid="002f52b3" style:font-weight-asian="normal" style:font-weight-complex="normal"/>
    </style:style>
    <style:style style:name="T9" style:family="text">
      <style:text-properties fo:font-weight="normal" officeooo:rsid="00324d4a" style:font-weight-asian="normal" style:font-weight-complex="normal"/>
    </style:style>
    <style:style style:name="T10" style:family="text">
      <style:text-properties fo:font-weight="normal" officeooo:rsid="00338497" style:font-weight-asian="normal" style:font-weight-complex="normal"/>
    </style:style>
    <style:style style:name="T11" style:family="text">
      <style:text-properties fo:font-weight="normal" officeooo:rsid="0035a1d4" style:font-weight-asian="normal" style:font-weight-complex="normal"/>
    </style:style>
    <style:style style:name="T12" style:family="text">
      <style:text-properties fo:font-weight="normal" officeooo:rsid="0036c60e" style:font-weight-asian="normal" style:font-weight-complex="normal"/>
    </style:style>
    <style:style style:name="T13" style:family="text">
      <style:text-properties fo:font-weight="normal" officeooo:rsid="0036ff3b" style:font-weight-asian="normal" style:font-weight-complex="normal"/>
    </style:style>
    <style:style style:name="T14" style:family="text">
      <style:text-properties fo:font-weight="normal" officeooo:rsid="0037adc2" style:font-weight-asian="normal" style:font-weight-complex="normal"/>
    </style:style>
    <style:style style:name="T15" style:family="text">
      <style:text-properties fo:font-weight="normal" officeooo:rsid="0037f353" style:font-weight-asian="normal" style:font-weight-complex="normal"/>
    </style:style>
    <style:style style:name="T16" style:family="text">
      <style:text-properties fo:font-weight="normal" officeooo:rsid="005f3b6a" style:font-weight-asian="normal" style:font-weight-complex="normal"/>
    </style:style>
    <style:style style:name="T17" style:family="text">
      <style:text-properties fo:font-weight="normal" officeooo:rsid="00970a20" style:font-weight-asian="normal" style:font-weight-complex="normal"/>
    </style:style>
    <style:style style:name="T18" style:family="text">
      <style:text-properties officeooo:rsid="00318323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officeooo:rsid="00338497"/>
    </style:style>
    <style:style style:name="T21" style:family="text">
      <style:text-properties officeooo:rsid="003511b4"/>
    </style:style>
    <style:style style:name="T22" style:family="text">
      <style:text-properties officeooo:rsid="0035a1d4"/>
    </style:style>
    <style:style style:name="T23" style:family="text">
      <style:text-properties officeooo:rsid="0036c60e"/>
    </style:style>
    <style:style style:name="T24" style:family="text">
      <style:text-properties officeooo:rsid="0036ff3b"/>
    </style:style>
    <style:style style:name="T25" style:family="text">
      <style:text-properties officeooo:rsid="0037adc2"/>
    </style:style>
    <style:style style:name="T26" style:family="text">
      <style:text-properties officeooo:rsid="0037f353"/>
    </style:style>
    <style:style style:name="T27" style:family="text">
      <style:text-properties officeooo:rsid="003984a8"/>
    </style:style>
    <style:style style:name="T28" style:family="text">
      <style:text-properties officeooo:rsid="004069a3"/>
    </style:style>
    <style:style style:name="T29" style:family="text">
      <style:text-properties officeooo:rsid="0041b813"/>
    </style:style>
    <style:style style:name="T30" style:family="text">
      <style:text-properties officeooo:rsid="00469811"/>
    </style:style>
    <style:style style:name="T31" style:family="text">
      <style:text-properties officeooo:rsid="0048ec98"/>
    </style:style>
    <style:style style:name="T32" style:family="text">
      <style:text-properties officeooo:rsid="004def28"/>
    </style:style>
    <style:style style:name="T33" style:family="text">
      <style:text-properties officeooo:rsid="00511b2b"/>
    </style:style>
    <style:style style:name="T34" style:family="text">
      <style:text-properties officeooo:rsid="0052dc3f"/>
    </style:style>
    <style:style style:name="T35" style:family="text">
      <style:text-properties officeooo:rsid="0053852d"/>
    </style:style>
    <style:style style:name="T36" style:family="text">
      <style:text-properties officeooo:rsid="005f3b6a"/>
    </style:style>
    <style:style style:name="T37" style:family="text">
      <style:text-properties officeooo:rsid="006bf63b"/>
    </style:style>
    <style:style style:name="T38" style:family="text">
      <style:text-properties officeooo:rsid="006dfd69"/>
    </style:style>
    <style:style style:name="T39" style:family="text">
      <style:text-properties officeooo:rsid="0070bee9"/>
    </style:style>
    <style:style style:name="T40" style:family="text">
      <style:text-properties officeooo:rsid="00722642"/>
    </style:style>
    <style:style style:name="T41" style:family="text">
      <style:text-properties officeooo:rsid="00739a4f"/>
    </style:style>
    <style:style style:name="T42" style:family="text">
      <style:text-properties officeooo:rsid="0079c790"/>
    </style:style>
    <style:style style:name="T43" style:family="text">
      <style:text-properties officeooo:rsid="007cb3a7"/>
    </style:style>
    <style:style style:name="T44" style:family="text">
      <style:text-properties officeooo:rsid="007d59c7"/>
    </style:style>
    <style:style style:name="T45" style:family="text">
      <style:text-properties officeooo:rsid="007efb0a"/>
    </style:style>
    <style:style style:name="T46" style:family="text">
      <style:text-properties officeooo:rsid="0084773a"/>
    </style:style>
    <style:style style:name="T47" style:family="text">
      <style:text-properties officeooo:rsid="00865471"/>
    </style:style>
    <style:style style:name="T48" style:family="text">
      <style:text-properties officeooo:rsid="00884c14"/>
    </style:style>
    <style:style style:name="T49" style:family="text">
      <style:text-properties officeooo:rsid="008aa1f1"/>
    </style:style>
    <style:style style:name="T50" style:family="text">
      <style:text-properties officeooo:rsid="008e4198"/>
    </style:style>
    <style:style style:name="T51" style:family="text">
      <style:text-properties fo:color="#880000" style:font-name="Consolas" fo:font-size="9.5pt" fo:background-color="#ffffff" loext:char-shading-value="0" style:font-size-asian="9.5pt"/>
    </style:style>
    <style:style style:name="T52" style:family="text">
      <style:text-properties fo:color="#000000" style:font-name="Consolas" fo:font-size="9.5pt" fo:background-color="#ffffff" loext:char-shading-value="0" style:font-size-asian="9.5pt"/>
    </style:style>
    <style:style style:name="T53" style:family="text">
      <style:text-properties fo:color="#000000" style:font-name="Consolas" fo:font-size="9.5pt" officeooo:rsid="008e4198" fo:background-color="#ffffff" loext:char-shading-value="0" style:font-size-asian="9.5pt"/>
    </style:style>
    <style:style style:name="T54" style:family="text">
      <style:text-properties officeooo:rsid="008f49f3"/>
    </style:style>
    <style:style style:name="T55" style:family="text">
      <style:text-properties officeooo:rsid="0091aa39"/>
    </style:style>
    <style:style style:name="T56" style:family="text">
      <style:text-properties officeooo:rsid="00938fa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text:tab/>Add <text:tab/><text:tab/> #define T0_delay_125us 3,240<text:tab/><text:tab/>to <text:s/>I2C_V25_0_CA_header file.h</text:p>
      <text:p text:style-name="P1"/>
      <text:p text:style-name="P1"/>
      <text:p text:style-name="P1">2. I<text:span text:style-name="T1">n</text:span> file Mini-OS_V25_CA.c</text:p>
      <text:p text:style-name="P1">Change line</text:p>
      <text:p text:style-name="P1"><text:tab/>else {timer_T0_sub_with_interrupt(T0_delay_500us);</text:p>
      <text:p text:style-name="P1">to <text:tab/>else {timer_T0_sub_with_interrupt(T0_delay_125us);</text:p>
      <text:p text:style-name="P1"/>
      <text:p text:style-name="P2">In file I2C_V22_0_ISR_subroutines.c</text:p>
      <text:p text:style-name="P2">Change </text:p>
      <text:p text:style-name="P2">if(eeprom_read_byte((uint8_t*)0x3FB) == 0x01){<text:tab/><text:tab/><text:tab/>//Low level brightness</text:p>
      <text:p text:style-name="P2">if(!(T0_interupt_cnt)){</text:p>
      <text:p text:style-name="P2">if(mode == 'F') 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/>
      <text:p text:style-name="P2"/>
      <text:p text:style-name="P2">switch (MUX_cntl){</text:p>
      <text:p text:style-name="P2">case 0: TCNT0 = 194; break;<text:tab/><text:tab/>//500uS period</text:p>
      <text:p text:style-name="P2">case 1:<text:tab/>TCNT0 = 128; break;<text:tab/><text:tab/>//1mS period <text:s/>CHECK</text:p>
      <text:p text:style-name="P2">case 2: TCNT0 = 69; break;<text:tab/><text:tab/>//1500uS period CHECK</text:p>
      <text:p text:style-name="P2">case 3: TCNT0 = 0; break;<text:tab/><text:tab/>//2mS period</text:p>
      <text:p text:style-name="P2">case 4: TCNT0 = 178; break;<text:tab/><text:tab/>//2500uS period</text:p>
      <text:p text:style-name="P2">case 5: TCNT0 = 162; break;<text:tab/><text:tab/>//3mS period</text:p>
      <text:p text:style-name="P2">case 6: TCNT0 = 100;break;<text:tab/><text:tab/>//5ms period</text:p>
      <text:p text:style-name="P2">case 7: TCNT0 = 194;break;<text:tab/><text:tab/>//8ms period</text:p>
      <text:p text:style-name="P2">default: TCNT0 = 194; break;}<text:tab/>//500uSS period</text:p>
      <text:p text:style-name="P2"/>
      <text:p text:style-name="P2">switch(T0_interupt_cnt){</text:p>
      <text:p text:style-name="P2">case 0: T0_interupt_cnt = 1;break;</text:p>
      <text:p text:style-name="P2">case 1: {clear_display;} T0_interupt_cnt = 2; break;</text:p>
      <text:p text:style-name="P2">case 2: T0_interupt_cnt = 3; break;</text:p>
      <text:p text:style-name="P2">case 3: T0_interupt_cnt = 0; break;}</text:p>
      <text:p text:style-name="P2">}<text:span text:style-name="T2">}</text:span></text:p>
      <text:p text:style-name="P2"/>
      <text:p text:style-name="P2">To</text:p>
      <text:p text:style-name="P2">if(eeprom_read_byte((uint8_t*)0x3FB) == 0x01){<text:tab/><text:tab/><text:tab/>//Low level brightness</text:p>
      <text:p text:style-name="P2">if(!(T0_interupt_cnt)){</text:p>
      <text:p text:style-name="P2">if(mode == 'F'){</text:p>
      <text:p text:style-name="P2">TIMSK2 &amp;= (!((1 &lt;&lt; OCIE2A) | (1 &lt;&lt; TOV2)));</text:p>
      <text:p text:style-name="P2">sei();</text:p>
      <text:p text:style-name="P2">Display_driver(); </text:p>
      <text:p text:style-name="P2">TIMSK2 |= ((1 &lt;&lt; OCIE2A) | (1 &lt;&lt; TOV2));}</text:p>
      <text:p text:style-name="P2">else {Display_driver(); }}</text:p>
      <text:p text:style-name="P2">TCNT0 = 240;</text:p>
      <text:p text:style-name="P2"/>
      <text:p text:style-name="P2">switch(T0_interupt_cnt){</text:p>
      <text:p text:style-name="P2">case 0: T0_interupt_cnt = 1;break;</text:p>
      <text:p text:style-name="P2"><text:soft-page-break/>case 1: {clear_display;} T0_interupt_cnt = 2; break;</text:p>
      <text:p text:style-name="P2">case 2: T0_interupt_cnt = 3; break;</text:p>
      <text:p text:style-name="P2">case 3:</text:p>
      <text:p text:style-name="P2">case 4:</text:p>
      <text:p text:style-name="P2">case 5:</text:p>
      <text:p text:style-name="P2">case 6:</text:p>
      <text:p text:style-name="P2">case 7:</text:p>
      <text:p text:style-name="P2">case 8:</text:p>
      <text:p text:style-name="P2">case 9:</text:p>
      <text:p text:style-name="P2">case 10:</text:p>
      <text:p text:style-name="P2">case 11:</text:p>
      <text:p text:style-name="P2">case 12:</text:p>
      <text:p text:style-name="P2">case 13:</text:p>
      <text:p text:style-name="P2">case 14: T0_interupt_cnt++; break;</text:p>
      <text:p text:style-name="P2">case 15: T0_interupt_cnt = 0; break;}}</text:p>
      <text:p text:style-name="P2"/>
      <text:p text:style-name="P2"/>
      <text:p text:style-name="P3">Notice that T0_interupt_cnt does not appear to be properly initialised</text:p>
      <text:p text:style-name="P3">Add the line T0_interupt_cnt = 0; to #define I2C_Tx_LED_dimmer</text:p>
      <text:p text:style-name="P3"/>
      <text:p text:style-name="P4">Note: Multiplexer demo will not function </text:p>
      <text:p text:style-name="P4"/>
      <text:p text:style-name="P4"/>
      <text:p text:style-name="P4"/>
      <text:p text:style-name="P5">Crystal accuracy</text:p>
      <text:p text:style-name="P32"/>
      <text:p text:style-name="P32">30 seconds in 18 hours</text:p>
      <text:p text:style-name="P32">i.e. 40 seconds in 24 hours</text:p>
      <text:p text:style-name="P32">accuracy is 0.0465</text:p>
      <text:p text:style-name="P32"/>
      <text:p text:style-name="P32">crystal timer counts to 4096 in 1 sec</text:p>
      <text:p text:style-name="P32">count to 4095 gives 0.024% increase in speed</text:p>
      <text:p text:style-name="P32"/>
      <text:p text:style-name="P32"/>
      <text:p text:style-name="P33">Mux modes</text:p>
      <text:p text:style-name="P33">Normal</text:p>
      <text:p text:style-name="P6"><text:span text:style-name="T3">2 <text:s/>cycle time<text:tab/>16<text:tab/> </text:span><text:span text:style-name="T6">x1</text:span><text:span text:style-name="T3"><text:tab/><text:tab/></text:span><text:span text:style-name="T5">125u +1875<text:tab/><text:tab/>2<text:tab/>16</text:span></text:p>
      <text:p text:style-name="P6"><text:span text:style-name="T3">4<text:tab/><text:tab/>32<text:tab/></text:span><text:span text:style-name="T6">x2</text:span><text:span text:style-name="T3"><text:tab/><text:tab/></text:span><text:span text:style-name="T5">250u +3750 <text:tab/><text:tab/>4<text:tab/>32</text:span></text:p>
      <text:p text:style-name="P6"><text:span text:style-name="T3">6<text:tab/><text:tab/>48<text:tab/></text:span><text:span text:style-name="T6">x3</text:span><text:span text:style-name="T3"><text:tab/><text:tab/></text:span><text:span text:style-name="T5">37</text:span><text:span text:style-name="T7">5</text:span><text:span text:style-name="T5">u + 5</text:span><text:span text:style-name="T7">625</text:span><text:span text:style-name="T5"><text:tab/><text:tab/></text:span><text:span text:style-name="T7">6</text:span><text:span text:style-name="T5"><text:tab/>48</text:span></text:p>
      <text:p text:style-name="P6"><text:span text:style-name="T3">8<text:tab/><text:tab/>64<text:tab/></text:span><text:span text:style-name="T6">x4</text:span><text:span text:style-name="T3"><text:tab/><text:tab/></text:span><text:span text:style-name="T5">500 + 7500<text:tab/><text:tab/>8<text:tab/>64</text:span></text:p>
      <text:p text:style-name="P6"><text:span text:style-name="T3">10<text:tab/><text:tab/>80<text:tab/></text:span><text:span text:style-name="T6">x5</text:span><text:span text:style-name="T3"><text:tab/><text:tab/></text:span><text:span text:style-name="T5">625 + </text:span><text:span text:style-name="T6">9375</text:span><text:span text:style-name="T5"><text:tab/><text:tab/>10<text:tab/>80</text:span></text:p>
      <text:p text:style-name="P6"><text:span text:style-name="T3">12<text:tab/><text:tab/>96<text:tab/></text:span><text:span text:style-name="T6">x6</text:span><text:span text:style-name="T3"><text:tab/><text:tab/></text:span><text:span text:style-name="T5">750 + 11250<text:tab/><text:tab/></text:span><text:span text:style-name="T6">12<text:tab/>96</text:span></text:p>
      <text:p text:style-name="P6"><text:span text:style-name="T3">20<text:tab/><text:tab/>160<text:tab/></text:span><text:span text:style-name="T6">x10</text:span><text:span text:style-name="T3"><text:tab/><text:tab/></text:span><text:span text:style-name="T5">1250 + 18750 <text:tab/><text:tab/></text:span><text:span text:style-name="T6">20<text:tab/>160</text:span></text:p>
      <text:p text:style-name="P6"><text:span text:style-name="T3">33<text:tab/><text:tab/></text:span><text:span text:style-name="T4">264<text:tab/></text:span><text:span text:style-name="T6">x1</text:span><text:span text:style-name="T7">6</text:span><text:span text:style-name="T6">.5</text:span><text:span text:style-name="T4"><text:tab/><text:tab/></text:span><text:span text:style-name="T5">20</text:span><text:span text:style-name="T8">00</text:span><text:span text:style-name="T5"> + 30</text:span><text:span text:style-name="T8">000<text:tab/></text:span><text:span text:style-name="T3"><text:tab/></text:span><text:span text:style-name="T6">3</text:span><text:span text:style-name="T8">2</text:span><text:span text:style-name="T6"><text:tab/>264</text:span></text:p>
      <text:p text:style-name="P34"/>
      <text:p text:style-name="P7"><text:span text:style-name="T6">T</text:span><text:span text:style-name="T3">0:</text:span></text:p>
      <text:p text:style-name="P35">Drive at <text:tab/><text:tab/>8000KHz</text:p>
      <text:p text:style-name="P35">Use <text:tab/><text:tab/><text:tab/>1024 prescaler</text:p>
      <text:p text:style-name="P35">Gives a clock of <text:tab/>7.8125KHz </text:p>
      <text:p text:style-name="P35">count = Clock x Time</text:p>
      <text:p text:style-name="P7"><text:span text:style-name="T3">Count to 255 in <text:tab/></text:span><text:span text:style-name="T8">32.64mS</text:span></text:p>
      <text:p text:style-name="P54"/>
      <text:p text:style-name="P54"><text:soft-page-break/></text:p>
      <text:p text:style-name="P24">count = Clock x Time</text:p>
      <text:p text:style-name="P24"/>
      <text:p text:style-name="P14"><text:span text:style-name="T16">250</text:span><text:span text:style-name="T3">uS delay = 0.125ms</text:span></text:p>
      <text:p text:style-name="P14">Prescaler = <text:span text:style-name="T36">4</text:span><text:span text:style-name="T3"> gives /</text:span><text:span text:style-name="T16">256</text:span></text:p>
      <text:p text:style-name="P37">clock = <text:span text:style-name="T36">31.25</text:span>KHz</text:p>
      <text:p text:style-name="P14"><text:span text:style-name="T3">count = </text:span><text:span text:style-name="T16">7.8125</text:span><text:span text:style-name="T3"> i.e. </text:span><text:span text:style-name="T16">8</text:span><text:span text:style-name="T3"> </text:span><text:span text:style-name="T9">gives delay of </text:span><text:span text:style-name="T16">256</text:span><text:span text:style-name="T9">us</text:span></text:p>
      <text:p text:style-name="P14">Set TCNT0 to <text:span text:style-name="T18">256 – 8 = 248</text:span></text:p>
      <text:p text:style-name="P37"/>
      <text:p text:style-name="P46">1.<text:span text:style-name="T36">7</text:span>5<text:span text:style-name="T36">0</text:span>ms</text:p>
      <text:p text:style-name="P46">Count of <text:span text:style-name="T36">8 * 7</text:span> = <text:span text:style-name="T36">56</text:span> </text:p>
      <text:p text:style-name="P21">Set TCNT0 to 256-<text:span text:style-name="T36">56</text:span> = <text:span text:style-name="T36">200</text:span></text:p>
      <text:p text:style-name="P46">Delay is 1.92ms</text:p>
      <text:p text:style-name="P24"/>
      <text:p text:style-name="P24"/>
      <text:p text:style-name="P55"/>
      <text:p text:style-name="P8"><text:span text:style-name="T8">1</text:span><text:span text:style-name="T3">25uS delay = 0.125ms</text:span></text:p>
      <text:p text:style-name="P8">Prescaler = 3<text:span text:style-name="T3"> gives /64</text:span></text:p>
      <text:p text:style-name="P36">clock = 125KHz</text:p>
      <text:p text:style-name="P8"><text:span text:style-name="T3">count = 15.6</text:span><text:span text:style-name="T9">25</text:span><text:span text:style-name="T3"> i.e. 16 </text:span><text:span text:style-name="T9">gives delay of 128us</text:span></text:p>
      <text:p text:style-name="P8">Set TCNT0 to <text:span text:style-name="T18">256 – 16 = 240</text:span></text:p>
      <text:p text:style-name="P36"/>
      <text:p text:style-name="P41">1.875ms</text:p>
      <text:p text:style-name="P41">Count of 16 * 15 = 240 </text:p>
      <text:p text:style-name="P15">Set TCNT0 to 256-240 = 16</text:p>
      <text:p text:style-name="P41">Delay is 1.92ms</text:p>
      <text:p text:style-name="P38"/>
      <text:p text:style-name="P38">/******************************/</text:p>
      <text:p text:style-name="P38"/>
      <text:p text:style-name="P41">250us</text:p>
      <text:p text:style-name="P9">Prescaler = <text:span text:style-name="T20">4 </text:span><text:span text:style-name="T10">gives /256</text:span></text:p>
      <text:p text:style-name="P41">clock = 31.25KHz</text:p>
      <text:p text:style-name="P41">in 250us counts to 7.8125 <text:span text:style-name="T21">i.e. 8</text:span></text:p>
      <text:p text:style-name="P22">Set TCNT0 to 248<text:tab/><text:span text:style-name="T3">Delay is 256us</text:span></text:p>
      <text:p text:style-name="P41"/>
      <text:p text:style-name="P41">3750us</text:p>
      <text:p text:style-name="P47">count to 120</text:p>
      <text:p text:style-name="P22">Set TCNT0 to 136<text:span text:style-name="T3"><text:tab/>Delay is 3.84ms</text:span></text:p>
      <text:p text:style-name="P40"/>
      <text:p text:style-name="P40">/******************************/</text:p>
      <text:p text:style-name="P49">375us</text:p>
      <text:p text:style-name="P11">Prescaler = <text:span text:style-name="T20">4 </text:span><text:span text:style-name="T10">gives /256</text:span></text:p>
      <text:p text:style-name="P43">clock = 31.25KHz</text:p>
      <text:p text:style-name="P49">in 375us counts to <text:span text:style-name="T23">11.7 i.e. 12</text:span></text:p>
      <text:p text:style-name="P23">Set TCNT0 to <text:span text:style-name="T23">244</text:span><text:span text:style-name="T12"><text:tab/>Delay is 384us</text:span></text:p>
      <text:p text:style-name="P49"/>
      <text:p text:style-name="P49">5625us</text:p>
      <text:p text:style-name="P23">Set TCNT0 to <text:span text:style-name="T23">76</text:span><text:span text:style-name="T12"> <text:tab/>Delay is 5.76ms</text:span></text:p>
      <text:p text:style-name="P39"/>
      <text:p text:style-name="P39">/******************************/</text:p>
      <text:p text:style-name="P39"/>
      <text:p text:style-name="P47">500uS</text:p>
      <text:p text:style-name="P10"><text:soft-page-break/>Prescaler = <text:span text:style-name="T20">4 </text:span><text:span text:style-name="T10">gives /256</text:span></text:p>
      <text:p text:style-name="P42">clock = 31.25KHz</text:p>
      <text:p text:style-name="P43">in <text:span text:style-name="T22">50</text:span>0us counts to <text:span text:style-name="T22">15.6 i.e.16 <text:s/>Delay is 512us</text:span></text:p>
      <text:p text:style-name="P16">Set TCNT0 to <text:span text:style-name="T22">240</text:span></text:p>
      <text:p text:style-name="P43"/>
      <text:p text:style-name="P47">7500us</text:p>
      <text:p text:style-name="P16">Set TCNT0 to <text:span text:style-name="T22">16</text:span><text:span text:style-name="T11"><text:tab/>Gives delay of 7.68m</text:span></text:p>
      <text:p text:style-name="P48"/>
      <text:p text:style-name="P40">/******************************/</text:p>
      <text:p text:style-name="P49"/>
      <text:p text:style-name="P49">625us</text:p>
      <text:p text:style-name="P12">Prescaler = 5<text:span text:style-name="T3"> gives /1024</text:span></text:p>
      <text:p text:style-name="P44">clock = 7.8125KHz</text:p>
      <text:p text:style-name="P44">In 625us counts to 4.88 <text:span text:style-name="T23">i.e.</text:span> 5</text:p>
      <text:p text:style-name="P17">Set TCNT0 to <text:span text:style-name="T23">251</text:span><text:span text:style-name="T12"> Delay is </text:span><text:span text:style-name="T13">640us</text:span></text:p>
      <text:p text:style-name="P44"/>
      <text:p text:style-name="P49">93<text:span text:style-name="T27">75</text:span>us</text:p>
      <text:p text:style-name="P18">Set TCNT0 to <text:span text:style-name="T24">181<text:tab/></text:span><text:span text:style-name="T13">Delay is 9.6ms </text:span></text:p>
      <text:p text:style-name="P50"/>
      <text:p text:style-name="P50">/******************************/</text:p>
      <text:p text:style-name="P50"/>
      <text:p text:style-name="P50">750us</text:p>
      <text:p text:style-name="P13">Prescaler = 5<text:span text:style-name="T3"> gives /1024</text:span></text:p>
      <text:p text:style-name="P45">clock = 7.8125KHz</text:p>
      <text:p text:style-name="P50">in 750us counts to 5.859 i.e. 6</text:p>
      <text:p text:style-name="P18">Set TCNT0 to <text:span text:style-name="T24">250</text:span><text:span text:style-name="T13"><text:tab/>Delay is 768us</text:span></text:p>
      <text:p text:style-name="P50"/>
      <text:p text:style-name="P50">11250us </text:p>
      <text:p text:style-name="P18">Set TCNT0 to <text:span text:style-name="T24">166</text:span><text:span text:style-name="T13"><text:tab/>Delay is 11.52ms</text:span></text:p>
      <text:p text:style-name="P50"/>
      <text:p text:style-name="P50">/******************************/</text:p>
      <text:p text:style-name="P50"/>
      <text:p text:style-name="P50">1250us</text:p>
      <text:p text:style-name="P13">Prescaler = 5<text:span text:style-name="T3"> gives /1024</text:span></text:p>
      <text:p text:style-name="P45">clock = 7.8125KHz</text:p>
      <text:p text:style-name="P50">In 1250us <text:span text:style-name="T25">counts to 9.76 i.e.10</text:span></text:p>
      <text:p text:style-name="P52"><text:span text:style-name="T19">Set TCNT0 to 246</text:span><text:tab/>Delay is 1280us</text:p>
      <text:p text:style-name="P52"/>
      <text:p text:style-name="P52">18.75ms</text:p>
      <text:p text:style-name="P19">Set TCNT0 to <text:span text:style-name="T25">106</text:span><text:span text:style-name="T14"><text:tab/>Delay is 19.2ms</text:span></text:p>
      <text:p text:style-name="P51"/>
      <text:p text:style-name="P51">/******************************/</text:p>
      <text:p text:style-name="P53"><text:span text:style-name="T24">2</text:span>ms</text:p>
      <text:p text:style-name="P53">Counts to15.625 i.e. 16</text:p>
      <text:p text:style-name="P20">Set TCNT0 to <text:span text:style-name="T26">240</text:span><text:span text:style-name="T15"><text:tab/>Delay is 2.048ms</text:span></text:p>
      <text:p text:style-name="P53">30ms</text:p>
      <text:p text:style-name="P53">Count to 240</text:p>
      <text:p text:style-name="P20">Set TCNT0 to <text:span text:style-name="T26">16</text:span><text:span text:style-name="T15"><text:tab/>Delay is 30.72ms</text:span></text:p>
      <text:p text:style-name="P53"/>
      <text:p text:style-name="P25"><text:span text:style-name="T15">S</text:span><text:span text:style-name="T3">ET bootloader to erase after detecting the “:” at the start of the first line</text:span></text:p>
      <text:p text:style-name="P56"/>
      <text:p text:style-name="P57">Update Version info</text:p>
      <text:p text:style-name="P57"><text:soft-page-break/></text:p>
      <text:p text:style-name="P26">New file names</text:p>
      <text:p text:style-name="P58"/>
      <text:p text:style-name="P58">Original file names</text:p>
      <text:p text:style-name="P60">saves under Github\PCB-111000_V2</text:p>
      <text:p text:style-name="P58">Mini-OS_V1\Mini-OS_V23_CA\ <text:s/><text:span text:style-name="T31">OK</text:span></text:p>
      <text:p text:style-name="P58">Mini-OS_V1\Mini-OS_V24_CC\ <text:span text:style-name="T31">OK</text:span></text:p>
      <text:p text:style-name="P58">Mini-OS_V2\Mini-OS_V25_CA\ <text:span text:style-name="T31">OK</text:span></text:p>
      <text:p text:style-name="P58">Mini-OS_V2\Mini-OS_V26_CC<text:span text:style-name="T29">\ OK<text:tab/>Note: all use the same Resources file </text:span></text:p>
      <text:p text:style-name="P58"/>
      <text:p text:style-name="P59">Mini-OS_V1_<text:span text:style-name="T28">IC</text:span>\Mini-OS_V2<text:span text:style-name="T28">7</text:span>_CA\ <text:span text:style-name="T31">OK</text:span></text:p>
      <text:p text:style-name="P59">Mini-OS_V1_<text:span text:style-name="T28">IC</text:span>\Mini-OS_V2<text:span text:style-name="T28">8</text:span>_CC\ <text:span text:style-name="T31">OK</text:span></text:p>
      <text:p text:style-name="P59">Mini-OS_V2_<text:span text:style-name="T28">IC</text:span>\Mini-OS_V<text:span text:style-name="T30">29</text:span>_CA\ <text:span text:style-name="T31">OK</text:span></text:p>
      <text:p text:style-name="P59">Mini-OS_V2_<text:span text:style-name="T28">IC</text:span>\Mini-OS_V<text:span text:style-name="T30">30</text:span>_CC<text:span text:style-name="T31">\ OK<text:tab/>Projects all built and copied from V23 to V26</text:span></text:p>
      <text:p text:style-name="P58"/>
      <text:p text:style-name="P61">Replace individual resources folder with a shared Mini-OS_Resources folder</text:p>
      <text:p text:style-name="P62">Mini-OS_V1 and V2 updated OK.</text:p>
      <text:p text:style-name="P62"/>
      <text:p text:style-name="P62">Note Optimise on level -01 </text:p>
      <text:p text:style-name="P62"/>
      <text:p text:style-name="P63">Changes effect <text:tab/>ISR_subroutines.c</text:p>
      <text:p text:style-name="P63">and<text:tab/><text:tab/><text:tab/>mode_definitions.h<text:tab/><text:tab/><text:span text:style-name="T32">Common to all versions</text:span></text:p>
      <text:p text:style-name="P64">Add to Mini-OS_resources and version 2 files</text:p>
      <text:p text:style-name="P64"/>
      <text:p text:style-name="P65">Note line T0_interupt_cnt = 0; added to macro #define I2C_Tx_LED_dimmer \</text:p>
      <text:p text:style-name="P65"/>
      <text:p text:style-name="P66">Add Timer definitions to the Mini-OS project header files</text:p>
      <text:p text:style-name="P66"/>
      <text:p text:style-name="P66"/>
      <text:p text:style-name="P67">Changes to bootloaders<text:tab/></text:p>
      <text:p text:style-name="P67">Erase flash after sending new hex file, not after keypress p at p/r prompt</text:p>
      <text:p text:style-name="P67"/>
      <text:p text:style-name="P67">Mini-OS_V1_bootloaders</text:p>
      <text:p text:style-name="P67"><text:tab/>2_pcb_Bootloader_V4_25_CA</text:p>
      <text:p text:style-name="P67"><text:tab/>2_pcb_Bootloader_V4_2<text:span text:style-name="T34">6</text:span>_C<text:span text:style-name="T34">C</text:span></text:p>
      <text:p text:style-name="P67"/>
      <text:p text:style-name="P67">Mini-OS_V2_bootloaders</text:p>
      <text:p text:style-name="P67"><text:tab/>2_pcb_Bootloader_V4_27_CA</text:p>
      <text:p text:style-name="P67"><text:tab/><text:span text:style-name="T34">2_pcb_Bootloader_V4_28_CC</text:span></text:p>
      <text:p text:style-name="P67"/>
      <text:p text:style-name="P70">USE Optimize for size (-Os)</text:p>
      <text:p text:style-name="P70">AND</text:p>
      <text:p text:style-name="P70">Memory settings text = 0x3800</text:p>
      <text:p text:style-name="P69">BECOME</text:p>
      <text:p text:style-name="P68">Mini-OS_V1_<text:span text:style-name="T35">with_IC_</text:span>bootloaders</text:p>
      <text:p text:style-name="P68"><text:tab/>2_pcb_Bootloader_V4_2<text:span text:style-name="T35">9</text:span>_CA</text:p>
      <text:p text:style-name="P68"><text:tab/>2_pcb_Bootloader_V4_<text:span text:style-name="T35">30</text:span>_C<text:span text:style-name="T34">C</text:span></text:p>
      <text:p text:style-name="P68"/>
      <text:p text:style-name="P68">Mini-OS_V2_<text:span text:style-name="T35">with_IC_</text:span>bootloaders</text:p>
      <text:p text:style-name="P68"><text:tab/>2_pcb_Bootloader_V4_<text:span text:style-name="T35">31</text:span>_CA</text:p>
      <text:p text:style-name="P68"><text:tab/><text:span text:style-name="T34">2_pcb_Bootloader_V4_32_CC</text:span></text:p>
      <text:p text:style-name="P68"/>
      <text:p text:style-name="P71"><text:soft-page-break/>Combine </text:p>
      <text:p text:style-name="P71">Mini-OS_V27_CA<text:tab/>with<text:tab/><text:tab/><text:span text:style-name="T33">2_pcb_Bootloader_V4_29_CA</text:span></text:p>
      <text:p text:style-name="P71">Mini-OS_V28_CC<text:tab/>with<text:tab/><text:tab/><text:span text:style-name="T33">2_pcb_Bootloader_V4_30_CC</text:span></text:p>
      <text:p text:style-name="P71">Mini-OS_V29_CA<text:tab/>with<text:tab/><text:tab/><text:span text:style-name="T33">2_pcb_Bootloader_V4_31_CA</text:span></text:p>
      <text:p text:style-name="P72">Mini-OS_V30_CC<text:tab/>with<text:tab/><text:tab/><text:span text:style-name="T34">2_pcb_Bootloader_V4_32_CC</text:span></text:p>
      <text:p text:style-name="P72"/>
      <text:p text:style-name="P73">All bootloaders successfully copied to new versions ready to be modified</text:p>
      <text:p text:style-name="P73"/>
      <text:p text:style-name="P73"/>
      <text:p text:style-name="P27">Three level brightness control</text:p>
      <text:p text:style-name="P74"/>
      <text:p text:style-name="P75">Eeprom 0x3FF equal</text:p>
      <text:p text:style-name="P75"><text:tab/>01<text:tab/><text:tab/>High level brightness 2mS on all the time</text:p>
      <text:p text:style-name="P75"><text:tab/>02<text:tab/><text:tab/>Medium brightness: On for 250uS off for 1750us</text:p>
      <text:p text:style-name="P75"><text:tab/>03<text:tab/><text:tab/>Low level brightness:<text:tab/>Onn for 125uS off for 1875uS</text:p>
      <text:p text:style-name="P75"/>
      <text:p text:style-name="P28">Mini-OS/bootloader changes completed</text:p>
      <text:p text:style-name="P76"/>
      <text:p text:style-name="P77">Generate Bootloader_resources directory and copy in </text:p>
      <text:p text:style-name="P77">HW, SW resources and header file.</text:p>
      <text:p text:style-name="P77"/>
      <text:p text:style-name="P77">Only differences effect LED_ON/OFF macros</text:p>
      <text:p text:style-name="P77"/>
      <text:p text:style-name="P78">Changed Bootloader resources:</text:p>
      <text:p text:style-name="P78">2_pcb_Bootloader_V4_29_CA</text:p>
      <text:p text:style-name="P78"/>
      <text:p text:style-name="P29">Recompile and check for no changes</text:p>
      <text:p text:style-name="P79"/>
      <text:p text:style-name="P30">Version 2</text:p>
      <text:p text:style-name="P80">Mini-OS_V29_CA<text:tab/><text:tab/><text:tab/><text:span text:style-name="T37">OK</text:span><text:tab/></text:p>
      <text:p text:style-name="P80">2_pcb_Bootloader_V4_31_CA<text:tab/><text:span text:style-name="T37">OK</text:span></text:p>
      <text:p text:style-name="P80"/>
      <text:p text:style-name="P80">Mini-OS_V30_CC<text:tab/><text:tab/><text:tab/><text:span text:style-name="T38">OK</text:span></text:p>
      <text:p text:style-name="P80">2_pcb_Bootloader_V4_32_CC<text:tab/><text:span text:style-name="T38">OK</text:span></text:p>
      <text:p text:style-name="P80"/>
      <text:p text:style-name="P30">Update and test version 1</text:p>
      <text:p text:style-name="P83"/>
      <text:p text:style-name="P84">Mini-OS_V27_CA<text:tab/><text:tab/><text:tab/><text:span text:style-name="T39">OK</text:span></text:p>
      <text:p text:style-name="P83">2_pcb_Bootloader_V4_29_CA<text:tab/><text:span text:style-name="T41">Updated and recompiled OK .Tested OK</text:span></text:p>
      <text:p text:style-name="P83"/>
      <text:p text:style-name="P83">Mini-OS_V28_CC<text:tab/><text:tab/><text:tab/><text:span text:style-name="T40">OK</text:span></text:p>
      <text:p text:style-name="P83">2_pcb_Bootloader_V4_30_CC<text:tab/><text:span text:style-name="T42">OK</text:span></text:p>
      <text:p text:style-name="P83"/>
      <text:p text:style-name="P86">Split mini-OS_header files into general and specific files and update medium intensity setting (Use 350uS in place of 250uS).</text:p>
      <text:p text:style-name="P86"/>
      <text:p text:style-name="P81">Mini-OS_V29_CA<text:tab/><text:span text:style-name="T44">OK</text:span></text:p>
      <text:p text:style-name="P82">Mini-OS_V30_CC<text:tab/><text:span text:style-name="T45">OK</text:span></text:p>
      <text:p text:style-name="P86"/>
      <text:p text:style-name="P87">Mini-OS_V28_CC<text:tab/>OK</text:p>
      <text:p text:style-name="P85">Mini-OS_V27_CA<text:tab/><text:span text:style-name="T43">OK</text:span></text:p>
      <text:p text:style-name="P108">MINI-OS purging of obsolete code</text:p>
      <text:p text:style-name="P88"/>
      <text:p text:style-name="P31">Modes in user projects</text:p>
      <text:p text:style-name="P88"/>
      <text:p text:style-name="P92">I2C_Tx_LED_dimmer();<text:tab/><text:tab/><text:tab/><text:tab/><text:span text:style-name="T46">Mode <text:s/>Q</text:span></text:p>
      <text:p text:style-name="P92">I2C_TX_328_check();<text:tab/><text:tab/><text:tab/><text:tab/><text:tab/><text:span text:style-name="T46">V</text:span></text:p>
      <text:p text:style-name="P92">I2C_Rx_get_version_A('0');<text:tab/><text:tab/><text:tab/><text:tab/><text:tab/><text:span text:style-name="T46">P</text:span></text:p>
      <text:p text:style-name="P92">Read_Hello_world_string_A();<text:tab/><text:tab/><text:tab/><text:tab/><text:span text:style-name="T46">H</text:span></text:p>
      <text:p text:style-name="P92"/>
      <text:p text:style-name="P93">I2C_Tx_2_integers<text:tab/><text:tab/><text:tab/><text:tab/><text:tab/><text:tab/><text:span text:style-name="T49">1</text:span></text:p>
      <text:p text:style-name="P94">I2C_Tx_any_segment_clear_alI<text:tab/><text:tab/><text:tab/><text:tab/><text:span text:style-name="T55">2</text:span></text:p>
      <text:p text:style-name="P94"><text:span text:style-name="T54">I</text:span>2C_Tx_any_segment<text:tab/><text:tab/><text:tab/><text:tab/><text:tab/><text:tab/><text:span text:style-name="T49">3</text:span></text:p>
      <text:p text:style-name="P93">I2C_Tx_long<text:tab/><text:tab/><text:tab/><text:tab/><text:tab/><text:tab/><text:tab/><text:span text:style-name="T49">6</text:span></text:p>
      <text:p text:style-name="P89"/>
      <text:p text:style-name="P93">I2C_Tx_Bwops<text:tab/><text:tab/><text:tab/><text:tab/><text:tab/><text:tab/><text:span text:style-name="T49">G</text:span></text:p>
      <text:p text:style-name="P93">I2C_Tx_8_byte_array<text:tab/><text:tab/><text:tab/><text:tab/><text:tab/><text:tab/><text:span text:style-name="T49">4</text:span></text:p>
      <text:p text:style-name="P93">I2C_Tx_display_char<text:tab/><text:tab/><text:tab/><text:tab/><text:tab/><text:tab/><text:span text:style-name="T49">5</text:span></text:p>
      <text:p text:style-name="P89"/>
      <text:p text:style-name="P93">I2C_Tx_OS_timer<text:tab/><text:tab/><text:tab/><text:tab/><text:tab/><text:span text:style-name="T54">CDEF</text:span></text:p>
      <text:p text:style-name="P93">I2C_Tx_Clock_command<text:tab/><text:tab/><text:tab/><text:tab/><text:span text:style-name="T54">CDEF</text:span></text:p>
      <text:p text:style-name="P93">I2C_initiate_10mS_re<text:span text:style-name="T47">f()<text:tab/><text:tab/><text:tab/><text:tab/>CDEF</text:span></text:p>
      <text:p text:style-name="P89"/>
      <text:p text:style-name="P93">I2C_Tx_float_num<text:tab/><text:tab/><text:tab/><text:tab/><text:tab/><text:tab/><text:span text:style-name="T48">K</text:span></text:p>
      <text:p text:style-name="P93">I2C_displayToNum<text:tab/><text:tab/><text:tab/><text:tab/><text:tab/><text:tab/><text:span text:style-name="T49">I</text:span></text:p>
      <text:p text:style-name="P90"/>
      <text:p text:style-name="P101">I2C_initiate_7_8125mS_ref<text:tab/><text:span text:style-name="T50">(Cals 168)</text:span><text:tab/><text:tab/><text:tab/><text:span text:style-name="T50">U</text:span></text:p>
      <text:p text:style-name="P101"><text:span text:style-name="T51">manual_cal_PCB_A_device</text:span><text:span text:style-name="T52">();<text:tab/></text:span><text:span text:style-name="T53">(328)</text:span><text:span text:style-name="T52"><text:tab/><text:tab/><text:tab/><text:tab/></text:span><text:span text:style-name="T53">N</text:span></text:p>
      <text:p text:style-name="P101">scan_328_cal_factors<text:tab/><text:tab/><text:tab/><text:tab/><text:tab/><text:tab/><text:span text:style-name="T50">M</text:span></text:p>
      <text:p text:style-name="P98"/>
      <text:p text:style-name="P98">PCB_test<text:tab/><text:tab/><text:tab/><text:tab/><text:tab/><text:tab/><text:tab/><text:span text:style-name="T56">O</text:span></text:p>
      <text:p text:style-name="P100">Multiplexer_demo;<text:tab/><text:tab/><text:tab/><text:tab/><text:tab/><text:tab/><text:span text:style-name="T56">L</text:span></text:p>
      <text:p text:style-name="P90"/>
      <text:p text:style-name="P96">I2C_Tx_display(): <text:tab/><text:tab/><text:tab/><text:span text:style-name="T54">Uses </text:span>I2C_Tx_2_integers</text:p>
      <text:p text:style-name="P95">display_8_digit_num_string<text:span text:style-name="T47">()<text:tab/><text:tab/>Uses I2C_Tx_8_byte_array</text:span></text:p>
      <text:p text:style-name="P95">display_FPN_short<text:span text:style-name="T48">()<text:tab/><text:tab/><text:tab/>Uses I2C_Tx_8_byte_array()</text:span></text:p>
      <text:p text:style-name="P95">I2C_FPN_to_display<text:tab/><text:tab/><text:tab/><text:span text:style-name="T55">Uses I2C_Tx_float_num</text:span></text:p>
      <text:p text:style-name="P90"/>
      <text:p text:style-name="P90"/>
      <text:p text:style-name="P90"/>
      <text:p text:style-name="P90">Modes in mini-OS</text:p>
      <text:p text:style-name="P101">1<text:tab/>I2C_Tx_2_integers;</text:p>
      <text:p text:style-name="P101">2<text:tab/>I2C_Tx_any_segment; </text:p>
      <text:p text:style-name="P101">3<text:tab/>I2C_Tx_any_segment; </text:p>
      <text:p text:style-name="P101">4<text:tab/>I2C_Tx_8_byte_array</text:p>
      <text:p text:style-name="P101">5<text:tab/>I2C_Tx_display_char;</text:p>
      <text:p text:style-name="P101">6<text:tab/>I2C_Tx_long;</text:p>
      <text:p text:style-name="P106">7<text:tab/>I2C_Tx_Compile_tables();<text:tab/><text:tab/><text:span text:style-name="T49">obsolete</text:span></text:p>
      <text:p text:style-name="P106">8<text:tab/>I2C_Tx_2URNs_from_IO ();<text:tab/><text:span text:style-name="T49">Obsolete</text:span></text:p>
      <text:p text:style-name="P106">9<text:tab/>I2C_Tx_Uarithmetic_OP ();<text:tab/><text:span text:style-name="T49">Obsolete</text:span></text:p>
      <text:p text:style-name="P107">A<text:tab/>I2C_Tx_accumulator_1()<text:tab/><text:tab/>Obsolete</text:p>
      <text:p text:style-name="P107">B<text:tab/>I2C_Tx_accumulator_2()<text:tab/><text:tab/>Obsolete</text:p>
      <text:p text:style-name="P99">C<text:tab/>Clock</text:p>
      <text:p text:style-name="P99">D<text:tab/>Clock</text:p>
      <text:p text:style-name="P99"><text:soft-page-break/>E<text:tab/>Clock</text:p>
      <text:p text:style-name="P99">F<text:tab/>Clock</text:p>
      <text:p text:style-name="P99">G<text:tab/>I2C_Tx_BWops;<text:tab/></text:p>
      <text:p text:style-name="P99">H<text:tab/>Message_from_the_OS();</text:p>
      <text:p text:style-name="P99">I<text:tab/>I2C_displayToLong;</text:p>
      <text:p text:style-name="P104">J<text:tab/>I2C_Tx_real_num;<text:tab/><text:tab/><text:span text:style-name="T17">Not sure about this one?</text:span></text:p>
      <text:p text:style-name="P99">K<text:tab/>I2C_Tx_float_num;</text:p>
      <text:p text:style-name="P99">L<text:tab/>Multiplexer_demo;</text:p>
      <text:p text:style-name="P99">M<text:tab/>cal_plot_328(); </text:p>
      <text:p text:style-name="P97">N<text:tab/>manual_cal_PCB_A_device();</text:p>
      <text:p text:style-name="P97">O<text:tab/>PCB_test</text:p>
      <text:p text:style-name="P97">P<text:tab/>I2C_Rx_get_version;</text:p>
      <text:p text:style-name="P97">Q<text:tab/>I2C_Tx_LED_dimmer;</text:p>
      <text:p text:style-name="P97">U<text:tab/>start_T2_for_ATMEGA_168_cal(1)</text:p>
      <text:p text:style-name="P97">V<text:tab/>set_diagnostic_mode;</text:p>
      <text:p text:style-name="P91"/>
      <text:p text:style-name="P91">W<text:tab/>restore_168_EEPROM_strings; OBSOLETE</text:p>
      <text:p text:style-name="P91">X<text:tab/>cal_spot_check();</text:p>
      <text:p text:style-name="P91">Y<text:tab/>Trash cal bytes <text:tab/>OBSOLETE</text:p>
      <text:p text:style-name="P91">Z<text:tab/>Transmit OSCCAL</text:p>
      <text:p text:style-name="P91"/>
      <text:p text:style-name="P91"/>
      <text:p text:style-name="P105">Check the new mini-OS</text:p>
      <text:p text:style-name="P91"/>
      <text:p text:style-name="P102">Update Mini-OS_V2\Mini-OS_V29_CA and hex files and load onto V2_CA pcb</text:p>
      <text:p text:style-name="P103">Test on:</text:p>
      <text:p text:style-name="P103"><text:tab/>Intensity_tests</text:p>
      <text:p text:style-name="P103"><text:tab/>Mux_demo</text:p>
      <text:p text:style-name="P103"><text:tab/>PCB_test</text:p>
      <text:p text:style-name="P103">Proj_9A_168_manual_cal</text:p>
      <text:p text:style-name="P103">Proj_9B_168_auto_cal</text:p>
      <text:p text:style-name="P103">Proj_9C_ATMEGA328_manual_cal</text:p>
      <text:p text:style-name="P103">Proj_9D_ATMEGA328_plot_cal</text:p>
      <text:p text:style-name="P103">Proj_9E_ATMEGA168_plot_cal</text:p>
      <text:p text:style-name="P110">Default program (1_first_project\Example_1.hex)</text:p>
      <text:p text:style-name="P110">I2C_TX_328_check()</text:p>
      <text:p text:style-name="P110"><text:tab/>1 for OS version<text:tab/><text:span text:style-name="T19">Mistakes in the data noted here</text:span> </text:p>
      <text:p text:style-name="P110"><text:tab/>2 for system data</text:p>
      <text:p text:style-name="P110"><text:tab/>3 Message from the OS (x to escape)</text:p>
      <text:p text:style-name="P110"><text:tab/>4 Default project</text:p>
      <text:p text:style-name="P110"><text:tab/>0 to esca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22T15:28:32.733000000</meta:creation-date>
    <meta:generator>LibreOffice/6.2.8.2$Windows_X86_64 LibreOffice_project/f82ddfca21ebc1e222a662a32b25c0c9d20169ee</meta:generator>
    <dc:date>2024-03-23T21:26:44.125000000</dc:date>
    <meta:editing-duration>PT19H8M5S</meta:editing-duration>
    <meta:editing-cycles>60</meta:editing-cycles>
    <meta:document-statistic meta:table-count="0" meta:image-count="0" meta:object-count="0" meta:page-count="8" meta:paragraph-count="308" meta:word-count="1209" meta:character-count="8509" meta:non-whitespace-character-count="7388"/>
  </office:meta>
</office:document-meta>
</file>